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list-style-name="LFO2" style:family="paragraph"/>
    <style:style style:name="P32" style:parent-style-name="Standard" style:list-style-name="LFO2" style:family="paragraph"/>
    <style:style style:name="P33" style:parent-style-name="Standard" style:list-style-name="LFO2" style:family="paragraph"/>
    <style:style style:name="P34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break-before="page" fo:text-align="center"/>
    </style:style>
    <style:style style:name="T3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ableColumn41" style:family="table-column">
      <style:table-column-properties style:column-width="1.3819in" style:use-optimal-column-width="false"/>
    </style:style>
    <style:style style:name="TableColumn42" style:family="table-column">
      <style:table-column-properties style:column-width="1.2222in" style:use-optimal-column-width="false"/>
    </style:style>
    <style:style style:name="TableColumn43" style:family="table-column">
      <style:table-column-properties style:column-width="4.3194in" style:use-optimal-column-width="false"/>
    </style:style>
    <style:style style:name="Table40" style:family="table">
      <style:table-properties style:width="6.9236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margin-left="0.4923in">
        <style:tab-stops/>
      </style:paragraph-properties>
    </style:style>
    <style:style style:name="T7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margin-left="0.4923in">
        <style:tab-stops/>
      </style:paragraph-properties>
    </style:style>
    <style:style style:name="T7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margin-left="0.4923in">
        <style:tab-stops/>
      </style:paragraph-properties>
    </style:style>
    <style:style style:name="T8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fo:margin-left="0.4923in">
        <style:tab-stops/>
      </style:paragraph-properties>
    </style:style>
    <style:style style:name="P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5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86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87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88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89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90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91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92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93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94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95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96" style:parent-style-name="Standard" style:list-style-name="LFO3" style:family="paragraph">
      <style:text-properties style:font-weight-complex="bold" fo:font-size="15pt" style:font-size-asian="15pt" style:font-size-complex="15pt"/>
    </style:style>
    <style:style style:name="P97" style:parent-style-name="Normal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hyphenate="true"/>
    </style:style>
    <style:style style:name="P98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9" style:parent-style-name="Standard" style:list-style-name="LFO4" style:family="paragraph"/>
    <style:style style:name="P100" style:parent-style-name="Standard" style:list-style-name="LFO4" style:family="paragraph"/>
    <style:style style:name="P101" style:parent-style-name="Standard" style:list-style-name="LFO4" style:family="paragraph"/>
    <style:style style:name="P102" style:parent-style-name="Standard" style:list-style-name="LFO4" style:family="paragraph"/>
    <style:style style:name="P103" style:parent-style-name="Standard" style:list-style-name="LFO4" style:family="paragraph"/>
    <style:style style:name="P104" style:parent-style-name="Standard" style:list-style-name="LFO4" style:family="paragraph"/>
    <style:style style:name="P105" style:parent-style-name="Standard" style:list-style-name="LFO4" style:family="paragraph"/>
    <style:style style:name="P106" style:parent-style-name="Standard" style:list-style-name="LFO4" style:family="paragraph"/>
    <style:style style:name="P107" style:parent-style-name="Standard" style:list-style-name="LFO4" style:family="paragraph"/>
    <style:style style:name="P108" style:parent-style-name="Standard" style:list-style-name="LFO4" style:family="paragraph"/>
    <style:style style:name="P109" style:parent-style-name="Standard" style:list-style-name="LFO4" style:family="paragraph"/>
    <style:style style:name="P110" style:parent-style-name="Standard" style:list-style-name="LFO4" style:family="paragraph"/>
    <style:style style:name="P111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P2">Project Requirements Document</text:p>
      <text:p text:style-name="P3">for</text:p>
      <text:p text:style-name="P4">ENGI3675 Assignment #2</text:p>
      <text:p text:style-name="P5"/>
      <text:p text:style-name="P6">Animal Shelter Database</text:p>
      <text:p text:style-name="P7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Standard"><text:span text:style-name="T18">Written by:</text:span></text:p>
      <text:p text:style-name="Standard">Brandon Stanley</text:p>
      <text:p text:style-name="Standard"/>
      <text:p text:style-name="P19">Project Members:</text:p>
      <text:p text:style-name="Standard">Brandon Crispino</text:p>
      <text:p text:style-name="Standard">Iago<text:s/>Rio Silva Santos</text:p>
      <text:soft-page-break/>
      <text:p text:style-name="P20">Table of Contents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list text:style-name="LFO1" text:continue-numbering="true">
        <text:list-item>
          <text:p text:style-name="P30">The Database</text:p>
        </text:list-item>
      </text:list>
      <text:list text:style-name="LFO2" text:continue-numbering="true">
        <text:list-item>
          <text:list>
            <text:list-item>
              <text:p text:style-name="P31">Database Creation</text:p>
            </text:list-item>
            <text:list-item>
              <text:p text:style-name="P32">Database Columns</text:p>
            </text:list-item>
            <text:list-item>
              <text:p text:style-name="P33">Database Security</text:p>
            </text:list-item>
          </text:list>
        </text:list-item>
        <text:list-item>
          <text:p text:style-name="P34">The CRUD Connectivity</text:p>
        </text:list-item>
        <text:list-item>
          <text:p text:style-name="P35">The GUI</text:p>
        </text:list-item>
        <text:list-item>
          <text:p text:style-name="P36">SCRUM Minutes</text:p>
        </text:list-item>
        <text:list-item>
          <text:p text:style-name="P37">Code Review</text:p>
        </text:list-item>
      </text:list>
      <text:soft-page-break/>
      <text:p text:style-name="P38"><text:span text:style-name="T39">Revision Matrix</text:span></text:p>
      <text:p text:style-name="Standard"/>
      <text:p text:style-name="Standard"/>
      <text:p text:style-name="Standard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TableContents">Name</text:p>
          </table:table-cell>
          <table:table-cell table:style-name="TableCell46">
            <text:p text:style-name="TableContents">Date</text:p>
          </table:table-cell>
          <table:table-cell table:style-name="TableCell47">
            <text:p text:style-name="TableContents">Changes Made</text:p>
          </table:table-cell>
        </table:table-row>
        <table:table-row table:style-name="TableRow48">
          <table:table-cell table:style-name="TableCell49">
            <text:p text:style-name="TableContents">Brandon Stanley</text:p>
          </table:table-cell>
          <table:table-cell table:style-name="TableCell50">
            <text:p text:style-name="TableContents">2015-01-28</text:p>
          </table:table-cell>
          <table:table-cell table:style-name="TableCell51">
            <text:p text:style-name="TableContents"><text:s/>Title page,<text:s/>revision page, and table of contents created. Initial creation the Database specifications section.</text:p>
          </table:table-cell>
        </table:table-row>
        <table:table-row table:style-name="TableRow52">
          <table:table-cell table:style-name="TableCell53">
            <text:p text:style-name="TableContents">Brandon Stanley</text:p>
          </table:table-cell>
          <table:table-cell table:style-name="TableCell54">
            <text:p text:style-name="TableContents">2015-01-28</text:p>
          </table:table-cell>
          <table:table-cell table:style-name="TableCell55">
            <text:p text:style-name="TableContents">Added section on GUI</text:p>
          </table:table-cell>
        </table:table-row>
        <table:table-row table:style-name="TableRow56">
          <table:table-cell table:style-name="TableCell57">
            <text:p text:style-name="TableContents">Brandon Stanley</text:p>
          </table:table-cell>
          <table:table-cell table:style-name="TableCell58">
            <text:p text:style-name="TableContents">2015-01-29</text:p>
          </table:table-cell>
          <table:table-cell table:style-name="TableCell59">
            <text:p text:style-name="TableContents">Minor formatting changes to fonts.</text:p>
          </table:table-cell>
        </table:table-row>
        <table:table-row table:style-name="TableRow60">
          <table:table-cell table:style-name="TableCell61">
            <text:p text:style-name="TableContents">Brandon Stanley</text:p>
          </table:table-cell>
          <table:table-cell table:style-name="TableCell62">
            <text:p text:style-name="TableContents">2015-03-05</text:p>
          </table:table-cell>
          <table:table-cell table:style-name="TableCell63">
            <text:p text:style-name="TableContents">First SCRUM<text:s/>minutes</text:p>
          </table:table-cell>
        </table:table-row>
        <table:table-row table:style-name="TableRow64">
          <table:table-cell table:style-name="TableCell65">
            <text:p text:style-name="TableContents">Brandon Stanley</text:p>
          </table:table-cell>
          <table:table-cell table:style-name="TableCell66">
            <text:p text:style-name="TableContents">2015-03-10</text:p>
          </table:table-cell>
          <table:table-cell table:style-name="TableCell67">
            <text:p text:style-name="TableContents">Second SCRUM minutes, Code Review</text:p>
          </table:table-cell>
        </table:table-row>
        <table:table-row table:style-name="TableRow68">
          <table:table-cell table:style-name="TableCell69">
            <text:p text:style-name="TableContents">Brandon Stanley</text:p>
          </table:table-cell>
          <table:table-cell table:style-name="TableCell70">
            <text:p text:style-name="TableContents">2015-03-12</text:p>
          </table:table-cell>
          <table:table-cell table:style-name="TableCell71">
            <text:p text:style-name="TableContents">GUI requirements specification<text:s/>modified for updates, <text:s/>now update button occurs at end of all rows.</text:p>
          </table:table-cell>
        </table:table-row>
      </table:table>
      <text:p text:style-name="Standard"/>
      <text:p text:style-name="Standard"/>
      <text:p text:style-name="Standard"/>
      <text:soft-page-break/>
      <text:p text:style-name="P72">1. The Database</text:p>
      <text:p text:style-name="Standard"/>
      <text:p text:style-name="P73">1.1. <text:s/>Database Creation</text:p>
      <text:p text:style-name="Standard">The Database is to be created using DDL scripts, not using pgAdmin. <text:s/>DDL Scripts are to be uploaded to the documents folder in the TFS folder.</text:p>
      <text:p text:style-name="Standard"/>
      <text:p text:style-name="P74">1.2. <text:s/>Database Columns</text:p>
      <text:p text:style-name="Standard">The database must contain an animals table with the following columns:</text:p>
      <text:p text:style-name="Standard"/>
      <text:p text:style-name="P75">breed:</text:p>
      <text:p text:style-name="P76">This is to be a text field. <text:s/>It can be null-able, but when not-null it must contain at least one character.</text:p>
      <text:p text:style-name="Standard"><text:span text:style-name="T77">weight:</text:span></text:p>
      <text:p text:style-name="P78">This is to be a floating point number. <text:s/>This number can not be null, and must be greater in value than zero, but less than 500.</text:p>
      <text:p text:style-name="Standard"><text:span text:style-name="T79">age:</text:span></text:p>
      <text:p text:style-name="P80">This is to be a floating point number. <text:s/>This number can be null, but when it is not null it must be greater in value than zero, but less than 100</text:p>
      <text:p text:style-name="Standard"><text:span text:style-name="T81">serial number:</text:span></text:p>
      <text:p text:style-name="P82">This is to be an integer value. <text:s/>This must be the primary key of our table.</text:p>
      <text:p text:style-name="Standard"/>
      <text:p text:style-name="P83">1.3 Database Security</text:p>
      <text:p text:style-name="Standard">The database must be secured against SQL Injection attacks. <text:s/>Prepared statements must be performed on all client submitted data (not just client inputs, but rather any form data)</text:p>
      <text:p text:style-name="Standard"/>
      <text:p text:style-name="Standard"/>
      <text:p text:style-name="P84"><text:bookmark-start text:name="OLE_LINK1"/><text:bookmark-start text:name="OLE_LINK2"/><text:bookmark-start text:name="OLE_LINK3"/>2. <text:s/>The CRUD Connectivity</text:p>
      <text:p text:style-name="Standard">Each of the CRUD methods should be defines such that:</text:p>
      <text:list text:style-name="LFO3" text:continue-numbering="true">
        <text:list-item>
          <text:p text:style-name="P85">CREATE: <text:s/>Three arguments</text:p>
          <text:list text:continue-numbering="true">
            <text:list-item>
              <text:p text:style-name="P86">Breed: String</text:p>
            </text:list-item>
            <text:list-item>
              <text:p text:style-name="P87">Weight: String</text:p>
            </text:list-item>
            <text:list-item>
              <text:p text:style-name="P88">Age: String</text:p>
            </text:list-item>
          </text:list>
        </text:list-item>
        <text:list-item>
          <text:p text:style-name="P89">READ: No<text:s/>arguments</text:p>
        </text:list-item>
        <text:list-item>
          <text:p text:style-name="P90">UPDATE: Four arguments</text:p>
          <text:list text:continue-numbering="true">
            <text:list-item>
              <text:p text:style-name="P91">ID: String</text:p>
            </text:list-item>
            <text:list-item>
              <text:p text:style-name="P92">Breed: String</text:p>
            </text:list-item>
            <text:list-item>
              <text:p text:style-name="P93">Weight: String</text:p>
            </text:list-item>
            <text:list-item>
              <text:p text:style-name="P94">Age: String</text:p>
            </text:list-item>
          </text:list>
        </text:list-item>
        <text:list-item>
          <text:p text:style-name="P95">DELETE: One argument</text:p>
          <text:list text:continue-numbering="true">
            <text:list-item>
              <text:p text:style-name="P96">ID: String</text:p>
            </text:list-item>
          </text:list>
        </text:list-item>
      </text:list>
      <text:p text:style-name="P97"/>
      <text:p text:style-name="P98">3. <text:s/>The GUI</text:p>
      <text:p text:style-name="Standard"/>
      <text:p text:style-name="Standard">The GUI w<text:bookmark-start text:name="OLE_LINK4"/><text:bookmark-start text:name="OLE_LINK5"/><text:bookmark-start text:name="OLE_LINK6"/>ill<text:bookmark-end text:name="OLE_LINK4"/><text:bookmark-end text:name="OLE_LINK5"/><text:bookmark-end text:name="OLE_LINK6"/><text:s/>require a CRUD (Create, read, update, delete) ASP interface displaying the animals<text:s/><text:soft-page-break/>table's contents<text:bookmark-end text:name="OLE_LINK1"/><text:bookmark-end text:name="OLE_LINK2"/><text:bookmark-end text:name="OLE_LINK3"/>.</text:p>
      <text:p text:style-name="Standard"/>
      <text:p text:style-name="Standard">The<text:s/>display will flow in this order:</text:p>
      <text:list text:style-name="LFO4" text:continue-numbering="true">
        <text:list-item>
          <text:p text:style-name="P99">A message that is displayed whenever a CRUD operation is performed. <text:s/>Nothing is displayed when there is no CRUD.</text:p>
        </text:list-item>
        <text:list-item>
          <text:p text:style-name="P100">A form where the RUD occurs. <text:s/>This consists of:</text:p>
          <text:list text:continue-numbering="true">
            <text:list-item>
              <text:p text:style-name="P101">Each row read from the database displayed it’s inputs, followed by a in a delete button and finally an update button. <text:s/>Input tags will be named as:</text:p>
              <text:list text:continue-numbering="true">
                <text:list-item>
                  <text:p text:style-name="P102">Breed: “breed_content” + ID</text:p>
                </text:list-item>
                <text:list-item>
                  <text:p text:style-name="P103">Weight: “weight_content” + ID</text:p>
                </text:list-item>
                <text:list-item>
                  <text:p text:style-name="P104">Age: “age_content” + ID</text:p>
                </text:list-item>
                <text:list-item>
                  <text:p text:style-name="P105"><text:bookmark-start text:name="OLE_LINK7"/><text:bookmark-start text:name="OLE_LINK8"/>Delete has formaction=”GUI.aspx?CRUD=delete&amp;id=[the id]”</text:p>
                </text:list-item>
                <text:list-item>
                  <text:p text:style-name="P106"><text:bookmark-end text:name="OLE_LINK7"/><text:bookmark-end text:name="OLE_LINK8"/>Update has formaction=”GUI.aspx?CRUD=update&amp;id=[the id]”</text:p>
                </text:list-item>
              </text:list>
            </text:list-item>
          </text:list>
        </text:list-item>
        <text:list-item>
          <text:p text:style-name="P107">A form for creating new entries. <text:s/>It will consist of thee inputs and a button. <text:s/>Inputs will be named:</text:p>
          <text:list text:continue-numbering="true">
            <text:list-item>
              <text:p text:style-name="P108">Breed: breed_create</text:p>
            </text:list-item>
            <text:list-item>
              <text:p text:style-name="P109">Weight: weight_create</text:p>
            </text:list-item>
            <text:list-item>
              <text:p text:style-name="P110">Age: age_create</text:p>
            </text:list-item>
          </text:list>
        </text:list-item>
      </text:list>
      <text:p text:style-name="Standard"/>
      <text:p text:style-name="Standard"/>
      <text:p text:style-name="P111">4. <text:s/>SCRUM Minutes</text:p>
      <text:p text:style-name="Standard"/>
      <text:p text:style-name="Standard"><text:span text:style-name="T112">The first meeting</text:span></text:p>
      <text:p text:style-name="P113"/>
      <text:p text:style-name="Standard">March 05, 2015:</text:p>
      <text:p text:style-name="Standard"/>
      <text:p text:style-name="Standard">Iago has a<text:s/>working ASP display, and database connectivity class. <text:s/>Expects to be done the rest of the CRUD by the end of the weekend, as well as his documentation.</text:p>
      <text:p text:style-name="Standard"/>
      <text:p text:style-name="Standard">Brandon Crispino has no work done, but has been waiting for code to test. <text:s/>Is starting in the near future, expects to be done by the end of the weekend.</text:p>
      <text:p text:style-name="Standard"/>
      <text:p text:style-name="Standard">Code review session date to be determined. <text:s/></text:p>
      <text:p text:style-name="Standard"/>
      <text:p text:style-name="Standard"><text:span text:style-name="T114">The second meeting</text:span></text:p>
      <text:p text:style-name="Standard"/>
      <text:p text:style-name="Standard">March 10, 2015</text:p>
      <text:p text:style-name="Standard"/>
      <text:p text:style-name="Standard">Iago has the Create, Read, and Delete methods currently created in the animalAccess.cs file. <text:s/>Currently has a working CRUD<text:s/>display, but currently requires all CRUD implementation except Delete. <text:s/>Hopeful it will be done by Thursday.</text:p>
      <text:p text:style-name="Standard"/>
      <text:p text:style-name="Standard">Brandon Crispino has his dictionary built, and Read Unit Test built. <text:s/>Expects to have further results by the end of the night.</text:p>
      <text:p text:style-name="Standard"/>
      <text:p text:style-name="P115">5. <text:s/>Code Review</text:p>
      <text:p text:style-name="Standard"/>
      <text:p text:style-name="Standard">March 10, 2015</text:p>
      <text:p text:style-name="Standard"/>
      <text:p text:style-name="Standard">A code review of our current project was performed today. <text:s/>Various issues have been identified and fixed. <text:s/>Issues include: missing namespaces, mistyped code, and misplaced file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an Stanley</dc:creator>
    <meta:creation-date>2015-01-28T16:29:00Z</meta:creation-date>
    <dc:date>2015-03-13T00:51:00Z</dc:date>
    <meta:template xlink:href="Normal" xlink:type="simple"/>
    <meta:editing-cycles>15</meta:editing-cycles>
    <meta:editing-duration>PT8100S</meta:editing-duration>
    <meta:document-statistic meta:page-count="6" meta:paragraph-count="7" meta:word-count="596" meta:character-count="3990" meta:row-count="28" meta:non-whitespace-character-count="3401"/>
  </office:meta>
</office:document-meta>
</file>